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2.3125in" table:align="margins" style:writing-mode="lr-tb"/>
    </style:style>
    <style:style style:name="Table1.A" style:family="table-column">
      <style:table-column-properties style:column-width="1.1319in" style:rel-column-width="1630*"/>
    </style:style>
    <style:style style:name="Table1.B" style:family="table-column">
      <style:table-column-properties style:column-width="0.3938in" style:rel-column-width="567*"/>
    </style:style>
    <style:style style:name="Table1.D" style:family="table-column">
      <style:table-column-properties style:column-width="0.3931in" style:rel-column-width="566*"/>
    </style:style>
    <style:style style:name="Table1.1" style:family="table-row">
      <style:table-row-properties style:min-row-height="0.1903in" style:keep-together="true" fo:keep-together="auto"/>
    </style:style>
    <style:style style:name="Table1.A1" style:family="table-cell">
      <style:table-cell-properties style:vertical-align="middle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1.D1" style:family="table-cell">
      <style:table-cell-properties style:vertical-align="middle" fo:padding-left="0.0486in" fo:padding-right="0.0486in" fo:padding-top="0in" fo:padding-bottom="0in" fo:border="0.0069in solid #000000" style:writing-mode="lr-tb"/>
    </style:style>
    <style:style style:name="Table1.2" style:family="table-row">
      <style:table-row-properties style:min-row-height="0.2875in" style:keep-together="true" fo:keep-together="auto"/>
    </style:style>
    <style:style style:name="Table1.3" style:family="table-row">
      <style:table-row-properties style:min-row-height="0.2917in" style:keep-together="true" fo:keep-together="auto"/>
    </style:style>
    <style:style style:name="Table2" style:family="table">
      <style:table-properties style:width="2.3125in" table:align="margins" style:writing-mode="lr-tb"/>
    </style:style>
    <style:style style:name="Table2.A" style:family="table-column">
      <style:table-column-properties style:column-width="1.1319in" style:rel-column-width="1630*"/>
    </style:style>
    <style:style style:name="Table2.B" style:family="table-column">
      <style:table-column-properties style:column-width="0.3938in" style:rel-column-width="567*"/>
    </style:style>
    <style:style style:name="Table2.D" style:family="table-column">
      <style:table-column-properties style:column-width="0.3931in" style:rel-column-width="566*"/>
    </style:style>
    <style:style style:name="Table2.1" style:family="table-row">
      <style:table-row-properties style:min-row-height="0.1903in" style:keep-together="true" fo:keep-together="auto"/>
    </style:style>
    <style:style style:name="Table2.A1" style:family="table-cell">
      <style:table-cell-properties style:vertical-align="middle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middle" fo:padding-left="0.0486in" fo:padding-right="0.0486in" fo:padding-top="0in" fo:padding-bottom="0in" fo:border="0.0069in solid #000000" style:writing-mode="lr-tb"/>
    </style:style>
    <style:style style:name="Table2.2" style:family="table-row">
      <style:table-row-properties style:min-row-height="0.2875in" style:keep-together="true" fo:keep-together="auto"/>
    </style:style>
    <style:style style:name="Table2.3" style:family="table-row">
      <style:table-row-properties style:min-row-height="0.2917in" style:keep-together="true" fo:keep-together="auto"/>
    </style:style>
    <style:style style:name="Table3" style:family="table">
      <style:table-properties style:width="2.3125in" table:align="margins" style:writing-mode="lr-tb"/>
    </style:style>
    <style:style style:name="Table3.A" style:family="table-column">
      <style:table-column-properties style:column-width="1.1319in" style:rel-column-width="1630*"/>
    </style:style>
    <style:style style:name="Table3.B" style:family="table-column">
      <style:table-column-properties style:column-width="0.3938in" style:rel-column-width="567*"/>
    </style:style>
    <style:style style:name="Table3.D" style:family="table-column">
      <style:table-column-properties style:column-width="0.3931in" style:rel-column-width="566*"/>
    </style:style>
    <style:style style:name="Table3.1" style:family="table-row">
      <style:table-row-properties style:min-row-height="0.1903in" style:keep-together="true" fo:keep-together="auto"/>
    </style:style>
    <style:style style:name="Table3.A1" style:family="table-cell">
      <style:table-cell-properties style:vertical-align="middle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3.D1" style:family="table-cell">
      <style:table-cell-properties style:vertical-align="middle" fo:padding-left="0.0486in" fo:padding-right="0.0486in" fo:padding-top="0in" fo:padding-bottom="0in" fo:border="0.0069in solid #000000" style:writing-mode="lr-tb"/>
    </style:style>
    <style:style style:name="Table3.2" style:family="table-row">
      <style:table-row-properties style:min-row-height="0.2875in" style:keep-together="true" fo:keep-together="auto"/>
    </style:style>
    <style:style style:name="Table3.3" style:family="table-row">
      <style:table-row-properties style:min-row-height="0.2917in" style:keep-together="true" fo:keep-together="auto"/>
    </style:style>
    <style:style style:name="Table4" style:family="table">
      <style:table-properties style:width="2.3125in" table:align="margins" style:writing-mode="lr-tb"/>
    </style:style>
    <style:style style:name="Table4.A" style:family="table-column">
      <style:table-column-properties style:column-width="1.1319in" style:rel-column-width="1630*"/>
    </style:style>
    <style:style style:name="Table4.B" style:family="table-column">
      <style:table-column-properties style:column-width="0.3938in" style:rel-column-width="567*"/>
    </style:style>
    <style:style style:name="Table4.D" style:family="table-column">
      <style:table-column-properties style:column-width="0.3931in" style:rel-column-width="566*"/>
    </style:style>
    <style:style style:name="Table4.1" style:family="table-row">
      <style:table-row-properties style:min-row-height="0.1903in" style:keep-together="true" fo:keep-together="auto"/>
    </style:style>
    <style:style style:name="Table4.A1" style:family="table-cell">
      <style:table-cell-properties style:vertical-align="middle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4.D1" style:family="table-cell">
      <style:table-cell-properties style:vertical-align="middle" fo:padding-left="0.0486in" fo:padding-right="0.0486in" fo:padding-top="0in" fo:padding-bottom="0in" fo:border="0.0069in solid #000000" style:writing-mode="lr-tb"/>
    </style:style>
    <style:style style:name="Table4.2" style:family="table-row">
      <style:table-row-properties style:min-row-height="0.2875in" style:keep-together="true" fo:keep-together="auto"/>
    </style:style>
    <style:style style:name="Table4.3" style:family="table-row">
      <style:table-row-properties style:min-row-height="0.2917in" style:keep-together="true" fo:keep-together="auto"/>
    </style:style>
    <style:style style:name="Table5" style:family="table">
      <style:table-properties style:width="7.275in" fo:margin-left="0.0743in" fo:margin-right="0.1319in" table:align="margins" style:writing-mode="lr-tb"/>
    </style:style>
    <style:style style:name="Table5.A" style:family="table-column">
      <style:table-column-properties style:column-width="0.7111in" style:rel-column-width="1024*"/>
    </style:style>
    <style:style style:name="Table5.B" style:family="table-column">
      <style:table-column-properties style:column-width="0.7167in" style:rel-column-width="1032*"/>
    </style:style>
    <style:style style:name="Table5.C" style:family="table-column">
      <style:table-column-properties style:column-width="0.7174in" style:rel-column-width="1033*"/>
    </style:style>
    <style:style style:name="Table5.D" style:family="table-column">
      <style:table-column-properties style:column-width="0.6917in" style:rel-column-width="996*"/>
    </style:style>
    <style:style style:name="Table5.E" style:family="table-column">
      <style:table-column-properties style:column-width="0.634in" style:rel-column-width="913*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5.K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/>
      <style:text-properties fo:language="none" fo:country="none" style:language-asian="none" style:country-asian="none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fo:text-align="center" style:justify-single-word="false" style:snap-to-layout-grid="false"/>
    </style:style>
    <style:style style:name="P9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12" style:family="paragraph" style:parent-style-name="Standard">
      <style:paragraph-properties style:snap-to-layout-grid="false"/>
      <style:text-properties fo:font-size="11pt" fo:font-weight="bold" style:font-size-asian="11pt" style:font-weight-asian="bold"/>
    </style:style>
    <style:style style:name="P13" style:family="paragraph" style:parent-style-name="Standard">
      <style:paragraph-properties style:snap-to-layout-grid="false"/>
      <style:text-properties fo:font-size="11pt" style:font-size-asian="11pt"/>
    </style:style>
    <style:style style:name="P14" style:family="paragraph" style:parent-style-name="Standard">
      <style:paragraph-properties fo:margin-left="2.461in" fo:margin-right="0in" fo:text-indent="-2.461in" style:auto-text-indent="false"/>
    </style:style>
    <style:style style:name="P15" style:family="paragraph" style:parent-style-name="Standard" style:master-page-name="Standard">
      <style:paragraph-properties style:page-number="auto"/>
      <style:text-properties fo:language="none" fo:country="none" fo:font-weight="bold" style:language-asian="none" style:country-asian="none" style:font-weight-asian="bold" style:font-weight-complex="bold"/>
    </style:style>
    <style:style style:name="P16" style:family="paragraph">
      <style:paragraph-properties fo:text-align="center" style:writing-mode="lr-tb"/>
      <style:text-properties fo:font-size="24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style:font-weight-asian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font-weight-complex="bold"/>
    </style:style>
    <style:style style:name="T7" style:family="text">
      <style:text-properties fo:language="en" fo:country="GB"/>
    </style:style>
    <style:style style:name="T8" style:family="text">
      <style:text-properties style:font-name="Symbol"/>
    </style:style>
    <style:style style:name="T9" style:family="text">
      <style:text-properties fo:font-size="9pt" fo:font-weight="bold" style:font-size-asian="9pt" style:font-weight-asian="bold"/>
    </style:style>
    <style:style style:name="T10" style:family="text">
      <style:text-properties fo:font-size="9pt" style:font-size-asian="9pt"/>
    </style:style>
    <style:style style:name="T11" style:family="text">
      <style:text-properties fo:language="none" fo:country="none" style:language-asian="none" style:country-asian="none"/>
    </style:style>
    <style:style style:name="T12" style:family="text">
      <style:text-properties fo:font-style="italic" style:font-style-asian="italic"/>
    </style:style>
    <style:style style:name="T13" style:family="text">
      <style:text-properties style:text-position="sub 58%"/>
    </style:style>
    <style:style style:name="T14" style:family="text">
      <style:text-properties style:font-name="DejaVu Sans" style:font-name-asian="DejaVu Sans" style:font-name-complex="DejaVu Sans"/>
    </style:style>
    <style:style style:name="T15" style:family="text">
      <style:text-properties style:font-name="DejaVu Sans" fo:language="en" fo:country="GB" style:font-name-asian="DejaVu Sans" style:font-name-complex="DejaVu Sans"/>
    </style:style>
    <style:style style:name="T16" style:family="text">
      <style:text-properties fo:font-size="14pt"/>
    </style:style>
    <style:style style:name="T17" style:family="text">
      <style:text-properties style:font-size-asian="14pt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35in" fo:padding-right="0.1035in" fo:padding-top="0.0535in" fo:padding-bottom="0.0535in" fo:border="0.0071in solid #000000">
        <style:background-image/>
      </style:graphic-properties>
    </style:style>
    <style:style style:name="fr2" style:family="graphic" style:parent-style-name="Frame">
      <style:graphic-properties fo:margin-left="0.098in" fo:margin-right="0.098in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.098in" fo:margin-right="0in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fo:margin-left="0.098in" fo:margin-right="0.098in"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09in" svg:stroke-color="#0d0d0d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Frame1" text:anchor-type="char" svg:x="1.6591in" svg:y="-0.0508in" svg:width="4.0547in" svg:height="0.3189in" draw:z-index="6"><draw:text-box><text:p text:style-name="P1"><text:s text:c="3"/>ALGORITHMES DE TRI : Gestion des variables</text:p></draw:text-box></draw:frame></text:p>
      <text:p text:style-name="P2"/>
      <text:p text:style-name="Standard"/>
      <text:p text:style-name="Standard">Dans la suite on notera 2 <text:span text:style-name="T14">→</text:span> A l’action consistant à affecter 2 à la variable A. </text:p>
      <text:p text:style-name="Standard">Quelle est l’instruction sur votre plateforme de programmation (JavaScool, AlgoBox, etc...) qui <text:s/>correspond à cette action ?......................................</text:p>
      <text:p text:style-name="Standard"/>
      <text:p text:style-name="P6">Exercice 1</text:p>
      <text:p text:style-name="Standard">Dans cet exercice A, B et C désignent des variables qui sont des nombres (réels). On demande de donner la première valeur de A, B et C (valeur initiale) et la valeur finale de A, B et C à la fin de l’algorithme.</text:p>
      <text:p text:style-name="Standard"/>
      <text:p text:style-name="Standard"><text:span text:style-name="T5">Exemple :</text:span> <text:tab/><text:tab/><text:tab/><text:tab/><text:tab/><text:tab/><text:tab/></text:p>
      <text:p text:style-name="Standard"><draw:frame draw:style-name="fr2" draw:name="Frame2" text:anchor-type="paragraph" svg:x="1.2154in" svg:y="0.0646in" svg:width="2.3126in" draw:z-index="0"><draw:text-box fo:min-height="0.1457in"><table:table table:name="Table1" table:style-name="Table1"><table:table-column table:style-name="Table1.A"/><table:table-column table:style-name="Table1.B" table:number-columns-repeated="2"/><table:table-column table:style-name="Table1.D"/><table:table-row table:style-name="Table1.1"><table:table-cell table:style-name="Table1.A1" office:value-type="string"><text:p text:style-name="P3">Exemple</text:p></table:table-cell><table:table-cell table:style-name="Table1.A1" office:value-type="string"><text:p text:style-name="P8">A</text:p></table:table-cell><table:table-cell table:style-name="Table1.A1" office:value-type="string"><text:p text:style-name="P8">B</text:p></table:table-cell><table:table-cell table:style-name="Table1.D1" office:value-type="string"><text:p text:style-name="P8">C</text:p></table:table-cell></table:table-row><table:table-row table:style-name="Table1.2"><table:table-cell table:style-name="Table1.A1" office:value-type="string"><text:p text:style-name="P8">Valeur initiale</text:p></table:table-cell><table:table-cell table:style-name="Table1.A1" office:value-type="string"><text:p text:style-name="P8">2</text:p></table:table-cell><table:table-cell table:style-name="Table1.A1" office:value-type="string"><text:p text:style-name="P8">3</text:p></table:table-cell><table:table-cell table:style-name="Table1.D1" office:value-type="string"><text:p text:style-name="P8">5</text:p></table:table-cell></table:table-row><table:table-row table:style-name="Table1.3"><table:table-cell table:style-name="Table1.A1" office:value-type="string"><text:p text:style-name="P8">Valeur finale</text:p></table:table-cell><table:table-cell table:style-name="Table1.A1" office:value-type="string"><text:p text:style-name="P8">5</text:p></table:table-cell><table:table-cell table:style-name="Table1.A1" office:value-type="string"><text:p text:style-name="P8">3</text:p></table:table-cell><table:table-cell table:style-name="Table1.D1" office:value-type="string"><text:p text:style-name="P8">6</text:p></table:table-cell></table:table-row></table:table></draw:text-box></draw:frame>2 <text:span text:style-name="T14">→</text:span> A<text:tab/></text:p>
      <text:p text:style-name="Standard"><text:span text:style-name="T7">3 </text:span><text:span text:style-name="T15">→</text:span><text:span text:style-name="T7"> B <text:s text:c="7"/></text:span></text:p>
      <text:p text:style-name="Standard"><text:span text:style-name="T7">A + B </text:span><text:span text:style-name="T15">→</text:span><text:span text:style-name="T7"> C<text:tab/></text:span></text:p>
      <text:p text:style-name="Standard"><text:span text:style-name="T7">5 </text:span><text:span text:style-name="T15">→</text:span><text:span text:style-name="T7"> A<text:tab/><text:tab/></text:span></text:p>
      <text:p text:style-name="Standard">C + 1 <text:span text:style-name="T15">→</text:span><text:span text:style-name="T7"> </text:span><text:s/>C<text:tab/></text:p>
      <text:p text:style-name="Standard"/>
      <text:p text:style-name="Standard"><text:tab/></text:p>
      <text:p text:style-name="Standard"><draw:frame draw:style-name="fr3" draw:name="Frame3" text:anchor-type="paragraph" svg:x="2.2929in" svg:y="0.0134in" svg:width="2.3126in" draw:z-index="1"><draw:text-box fo:min-height="0.1457in"><table:table table:name="Table2" table:style-name="Table2"><table:table-column table:style-name="Table2.A"/><table:table-column table:style-name="Table2.B" table:number-columns-repeated="2"/><table:table-column table:style-name="Table2.D"/><table:table-row table:style-name="Table2.1"><table:table-cell table:style-name="Table2.A1" office:value-type="string"><text:p text:style-name="P3">Algo 1</text:p></table:table-cell><table:table-cell table:style-name="Table2.A1" office:value-type="string"><text:p text:style-name="P8">A</text:p></table:table-cell><table:table-cell table:style-name="Table2.A1" office:value-type="string"><text:p text:style-name="P8">B</text:p></table:table-cell><table:table-cell table:style-name="Table2.D1" office:value-type="string"><text:p text:style-name="P8">C</text:p></table:table-cell></table:table-row><table:table-row table:style-name="Table2.2"><table:table-cell table:style-name="Table2.A1" office:value-type="string"><text:p text:style-name="P8">Valeur initiale</text:p></table:table-cell><table:table-cell table:style-name="Table2.A1" office:value-type="string"><text:p text:style-name="P8"/></table:table-cell><table:table-cell table:style-name="Table2.A1" office:value-type="string"><text:p text:style-name="P8"/></table:table-cell><table:table-cell table:style-name="Table2.D1" office:value-type="string"><text:p text:style-name="P8"/></table:table-cell></table:table-row><table:table-row table:style-name="Table2.3"><table:table-cell table:style-name="Table2.A1" office:value-type="string"><text:p text:style-name="P8">Valeur finale</text:p></table:table-cell><table:table-cell table:style-name="Table2.A1" office:value-type="string"><text:p text:style-name="P8"/></table:table-cell><table:table-cell table:style-name="Table2.A1" office:value-type="string"><text:p text:style-name="P8"/></table:table-cell><table:table-cell table:style-name="Table2.D1" office:value-type="string"><text:p text:style-name="P8"/></table:table-cell></table:table-row></table:table></draw:text-box></draw:frame> <text:s text:c="2"/>3 <text:span text:style-name="T14">→</text:span> A</text:p>
      <text:p text:style-name="Standard"><text:span text:style-name="T7"><text:s text:c="3"/>2 </text:span><text:span text:style-name="T15">→</text:span><text:span text:style-name="T7"> B</text:span></text:p>
      <text:p text:style-name="Standard"><text:span text:style-name="T7"><text:s text:c="3"/>A + B </text:span><text:span text:style-name="T15">→</text:span><text:span text:style-name="T7"> <text:s/>C</text:span></text:p>
      <text:p text:style-name="Standard"><text:span text:style-name="T7"><text:s text:c="3"/>A + C </text:span><text:span text:style-name="T15">→</text:span><text:span text:style-name="T7"> </text:span><text:s/>A</text:p>
      <text:p text:style-name="Standard"><text:s text:c="3"/>A + C <text:span text:style-name="T15">→</text:span><text:span text:style-name="T7"> </text:span><text:s/>B</text:p>
      <text:p text:style-name="Standard"><text:tab/><text:tab/><text:tab/><text:tab/><text:tab/><text:tab/></text:p>
      <text:p text:style-name="Standard"><draw:frame draw:style-name="fr4" draw:name="Frame5" text:anchor-type="paragraph" svg:x="1.5811in" svg:y="0.1102in" svg:width="2.3126in" draw:z-index="3"><draw:text-box fo:min-height="0.1457in"><table:table table:name="Table4" table:style-name="Table4"><table:table-column table:style-name="Table4.A"/><table:table-column table:style-name="Table4.B" table:number-columns-repeated="2"/><table:table-column table:style-name="Table4.D"/><table:table-row table:style-name="Table4.1"><table:table-cell table:style-name="Table4.A1" office:value-type="string"><text:p text:style-name="P3">Algo 2</text:p></table:table-cell><table:table-cell table:style-name="Table4.A1" office:value-type="string"><text:p text:style-name="P8">A</text:p></table:table-cell><table:table-cell table:style-name="Table4.A1" office:value-type="string"><text:p text:style-name="P8">B</text:p></table:table-cell><table:table-cell table:style-name="Table4.D1" office:value-type="string"><text:p text:style-name="P8">C</text:p></table:table-cell></table:table-row><table:table-row table:style-name="Table4.2"><table:table-cell table:style-name="Table4.A1" office:value-type="string"><text:p text:style-name="P8">Valeur initiale</text:p></table:table-cell><table:table-cell table:style-name="Table4.A1" office:value-type="string"><text:p text:style-name="P8"/></table:table-cell><table:table-cell table:style-name="Table4.A1" office:value-type="string"><text:p text:style-name="P8"/></table:table-cell><table:table-cell table:style-name="Table4.D1" office:value-type="string"><text:p text:style-name="P8"/></table:table-cell></table:table-row><table:table-row table:style-name="Table4.3"><table:table-cell table:style-name="Table4.A1" office:value-type="string"><text:p text:style-name="P8">Valeur finale</text:p></table:table-cell><table:table-cell table:style-name="Table4.A1" office:value-type="string"><text:p text:style-name="P8"/></table:table-cell><table:table-cell table:style-name="Table4.A1" office:value-type="string"><text:p text:style-name="P8"/></table:table-cell><table:table-cell table:style-name="Table4.D1" office:value-type="string"><text:p text:style-name="P8"/></table:table-cell></table:table-row></table:table></draw:text-box></draw:frame></text:p>
      <text:p text:style-name="Standard">3 <text:span text:style-name="T15">→</text:span><text:span text:style-name="T7"> </text:span><text:s/>A<text:tab/></text:p>
      <text:p text:style-name="Standard">2 <text:span text:style-name="T15">→</text:span><text:span text:style-name="T7"> </text:span><text:s/>B<text:tab/><text:tab/></text:p>
      <text:p text:style-name="Standard">B <text:span text:style-name="T15">→</text:span><text:span text:style-name="T7"> </text:span><text:s/>C<text:tab/></text:p>
      <text:p text:style-name="Standard">A + B <text:span text:style-name="T15">→</text:span><text:span text:style-name="T7"> </text:span><text:s/>A<text:tab/><text:tab/></text:p>
      <text:p text:style-name="Standard"><text:tab/><text:tab/></text:p>
      <text:p text:style-name="Standard"><draw:frame draw:style-name="fr3" draw:name="Frame4" text:anchor-type="paragraph" svg:x="2.9138in" svg:y="0.0783in" svg:width="2.3126in" draw:z-index="2"><draw:text-box fo:min-height="0.1457in"><table:table table:name="Table3" table:style-name="Table3"><table:table-column table:style-name="Table3.A"/><table:table-column table:style-name="Table3.B" table:number-columns-repeated="2"/><table:table-column table:style-name="Table3.D"/><table:table-row table:style-name="Table3.1"><table:table-cell table:style-name="Table3.A1" office:value-type="string"><text:p text:style-name="P8"><text:span text:style-name="T2">Algo 3</text:span></text:p></table:table-cell><table:table-cell table:style-name="Table3.A1" office:value-type="string"><text:p text:style-name="P8">A</text:p></table:table-cell><table:table-cell table:style-name="Table3.A1" office:value-type="string"><text:p text:style-name="P8">B</text:p></table:table-cell><table:table-cell table:style-name="Table3.D1" office:value-type="string"><text:p text:style-name="P8">C</text:p></table:table-cell></table:table-row><table:table-row table:style-name="Table3.2"><table:table-cell table:style-name="Table3.A1" office:value-type="string"><text:p text:style-name="P8">Valeur initiale</text:p></table:table-cell><table:table-cell table:style-name="Table3.A1" office:value-type="string"><text:p text:style-name="P8"/></table:table-cell><table:table-cell table:style-name="Table3.A1" office:value-type="string"><text:p text:style-name="P8"/></table:table-cell><table:table-cell table:style-name="Table3.D1" office:value-type="string"><text:p text:style-name="P8"/></table:table-cell></table:table-row><table:table-row table:style-name="Table3.3"><table:table-cell table:style-name="Table3.A1" office:value-type="string"><text:p text:style-name="P8">Valeur finale</text:p></table:table-cell><table:table-cell table:style-name="Table3.A1" office:value-type="string"><text:p text:style-name="P8"/></table:table-cell><table:table-cell table:style-name="Table3.A1" office:value-type="string"><text:p text:style-name="P8"/></table:table-cell><table:table-cell table:style-name="Table3.D1" office:value-type="string"><text:p text:style-name="P8"/></table:table-cell></table:table-row></table:table></draw:text-box></draw:frame></text:p>
      <text:p text:style-name="Standard"><text:tab/>3 <text:span text:style-name="T15">→</text:span><text:span text:style-name="T7"> </text:span><text:s/>A<text:tab/></text:p>
      <text:p text:style-name="Standard"><text:tab/>A <text:span text:style-name="T8">´</text:span> A <text:span text:style-name="T15">→</text:span><text:span text:style-name="T7"> </text:span><text:s/>B<text:tab/></text:p>
      <text:p text:style-name="Standard"><text:tab/>A <text:span text:style-name="T8">´</text:span> B <text:span text:style-name="T15">→</text:span><text:span text:style-name="T7"> </text:span><text:s/>C<text:tab/></text:p>
      <text:p text:style-name="Standard"><text:tab/>A + C <text:span text:style-name="T15">→</text:span><text:span text:style-name="T7"> </text:span><text:s/>C</text:p>
      <text:p text:style-name="Standard"/>
      <text:p text:style-name="Standard">Écrire le programme correspondant à l’Algo 3, sur votre plateforme de programmation, en demandant à l’utilisateur la valeur qu’il souhaite donner à A et en faisant afficher les nombres A, B et C.</text:p>
      <text:p text:style-name="Standard"/>
      <text:p text:style-name="Standard">Exercice 2</text:p>
      <text:p text:style-name="Standard">Que fait l’algorithme proposé ?</text:p>
      <text:p text:style-name="Standard"><text:s text:c="59"/><text:span text:style-name="T9">VARIABLES</text:span> : A, B Nombres</text:p>
      <text:p text:style-name="Standard"><text:s text:c="59"/><text:span text:style-name="T9">ENTRÉES</text:span><text:span text:style-name="T10"> </text:span>: Saisir A et B</text:p>
      <text:p text:style-name="Standard"><text:s text:c="59"/><text:span text:style-name="T9">TRAITEMENT</text:span> : Si A &gt; B Alors échanger A et B</text:p>
      <text:p text:style-name="Standard"><text:s text:c="59"/><text:span text:style-name="T9">SORTIES</text:span> : Afficher A puis B</text:p>
      <text:p text:style-name="Standard"/>
      <text:p text:style-name="Standard"><draw:frame draw:style-name="fr1" draw:name="Frame6" text:anchor-type="char" svg:x="5.1673in" svg:y="-0.0008in" svg:width="1.3189in" svg:height="0.1917in" draw:z-index="4"><draw:text-box><text:p text:style-name="Standard"/></draw:text-box></draw:frame> <text:s text:c="4"/><text:span text:style-name="T12">Appliquer cet algorithme en prenant <text:s/>2 pour A et 8 pour B. Affichage :</text:span></text:p>
      <text:p text:style-name="Standard"><draw:frame draw:style-name="fr1" draw:name="Frame7" text:anchor-type="char" svg:x="5.1673in" svg:y="0.0382in" svg:width="1.3189in" svg:height="0.1917in" draw:z-index="5"><draw:text-box><text:p text:style-name="Standard"/></draw:text-box></draw:frame> <text:s text:c="4"/><text:span text:style-name="T12">Faire de même en prenant 7 pour A et 4 pour B.................. Affichage : <text:s text:c="18"/></text:span></text:p>
      <text:p text:style-name="Standard"/>
      <text:p text:style-name="Standard"><text:soft-page-break/>Écrire sur votre plateforme de programmation le programme correspondant à cet algorithme en demandant à l’utilisateur les valeurs qu’il souhaite donner à A et à B.</text:p>
      <text:p text:style-name="Standard"/>
      <text:p text:style-name="Standard"/>
      <text:p text:style-name="P5"/>
      <text:p text:style-name="P9">Pour aller plus loin...</text:p>
      <text:p text:style-name="Standard">Et si le but est de trier n’importe quelle liste de nombres (au hasard les notes obtenues à un contrôle de mathématiques par les 35 élèves d’une classe) et de les ranger par ordre croissant ? Plusieurs algorithmes de tri existent. En voici un, le <text:span text:style-name="T2">tri par insertion</text:span> bien connu des joueurs de cartes :</text:p>
      <text:p text:style-name="P11"><text:s text:c="15"/>On prend une première carte. Puis on prend une deuxième carte que l’on range par rapport à la </text:p>
      <text:p text:style-name="P10"><text:span text:style-name="T12"><text:s text:c="15"/>première. On prend alors une troisième carte que l’on range par rapport aux deux premières et </text:span></text:p>
      <text:p text:style-name="P10"><text:span text:style-name="T12"><text:s text:c="15"/>ainsi de suite jusqu’à épuisement du paquet. C’est un tri considéré comme naturel et utilisé dans </text:span></text:p>
      <text:p text:style-name="P10"><text:span text:style-name="T12"><text:s text:c="15"/>de nombreuses situations.</text:span></text:p>
      <text:p text:style-name="P10"/>
      <text:p text:style-name="Standard"><text:s text:c="59"/><text:span text:style-name="T9">ENTRÉES</text:span><text:span text:style-name="T10"> </text:span>: <text:s text:c="2"/>Saisir n entier naturel supérieur ou égal à 2</text:p>
      <text:p text:style-name="Standard"><text:s text:c="78"/>Saisir une liste de n réels : x<text:span text:style-name="T13">1</text:span>, x<text:span text:style-name="T13">2</text:span>,...,x<text:span text:style-name="T13">n</text:span></text:p>
      <text:p text:style-name="P10"><text:s text:c="54"/><text:span text:style-name="T9">TRAITEMENT</text:span> : <text:s text:c="2"/>Pour i allant de 2 à n</text:p>
      <text:p text:style-name="P10"><draw:connector text:anchor-type="char" draw:z-index="7" draw:style-name="gr1" draw:text-style-name="P16" draw:type="line" svg:x1="3.5909in" svg:y1="0.0409in" svg:x2="3.5925in" svg:y2="0.3598in" svg:d="m9121 104 4 810"><text:p/></draw:connector> <text:s text:c="82"/>Ranger par ordre croissant x<text:span text:style-name="T13">i</text:span> par rapport à </text:p>
      <text:p text:style-name="P10"><text:s text:c="83"/>x<text:span text:style-name="T13">1</text:span>, x<text:span text:style-name="T13">2</text:span>,..., x<text:span text:style-name="T13">i-1</text:span></text:p>
      <text:p text:style-name="P10"><text:s text:c="78"/>FinPour</text:p>
      <text:p text:style-name="P10"><text:s text:c="54"/><text:span text:style-name="T9">SORTIES</text:span> : <text:s text:c="2"/>Afficher la liste ordonnée : x<text:span text:style-name="T13">1</text:span>, x<text:span text:style-name="T13">2</text:span>,..., x<text:span text:style-name="T13">n</text:span></text:p>
      <text:p text:style-name="P10"/>
      <text:p text:style-name="P10"><text:s text:c="10"/><text:span text:style-name="T12">Imaginons que je pioche les 5 cartes suivantes dans l’ordre donné et que je les range à l’aide de cet</text:span></text:p>
      <text:p text:style-name="P10"><text:span text:style-name="T12"><text:s text:c="10"/>algorithme :</text:span> <text:s text:c="2"/>V A D 10 R. Voici les étapes : V ; V A ; V D A ; 10 V D A ; 10 V D R A</text:p>
      <text:p text:style-name="P10"/>
      <text:p text:style-name="Standard">Écrire un programme qui range dans l’ordre croissant trois nombres A, B et C donnés par l’utilisateur.</text:p>
      <text:p text:style-name="P10"/>
      <text:p text:style-name="P4"><draw:connector text:anchor-type="char" draw:z-index="11" draw:style-name="gr2" draw:text-style-name="P16" draw:type="line" svg:x1="2.1181in" svg:y1="0.1563in" svg:x2="5.2917in" svg:y2="0.1575in" svg:d="m5380 397 8061 3"><text:p/></draw:connector></text:p>
      <text:p text:style-name="P10"/>
      <text:p text:style-name="P10">Voici une autre manière de trier une liste de n nombres :</text:p>
      <text:p text:style-name="Standard"/>
      <text:p text:style-name="P14"><text:s text:c="59"/><text:span text:style-name="T9">ENTRÉES</text:span><text:span text:style-name="T10"> </text:span>: <text:s text:c="2"/>Saisir n entier naturel supérieur ou égal à 2</text:p>
      <text:p text:style-name="Standard"><text:s text:c="78"/>Saisir une liste de n réels : x<text:span text:style-name="T13">1</text:span>, x<text:span text:style-name="T13">2</text:span>,...,x<text:span text:style-name="T13">n</text:span></text:p>
      <text:p text:style-name="Standard"><text:s text:c="59"/><text:span text:style-name="T9">TRAITEMENT</text:span> : <text:s text:c="2"/>Pour i allant de 1 jusqu’à n – 1</text:p>
      <text:p text:style-name="Standard"><draw:connector text:anchor-type="char" draw:z-index="8" draw:style-name="gr1" draw:text-style-name="P16" draw:type="line" svg:x1="3.5909in" svg:y1="0.0327in" svg:x2="3.5925in" svg:y2="1.3055in" svg:d="m9121 83 4 3233"><text:p/></draw:connector> <text:s text:c="90"/>j prend la valeur n</text:p>
      <text:p text:style-name="Standard"><text:s text:c="96"/>Tant que i &lt; j </text:p>
      <text:p text:style-name="Standard"><draw:connector text:anchor-type="char" draw:z-index="9" draw:style-name="gr1" draw:text-style-name="P16" draw:type="line" svg:x1="4.0819in" svg:y1="0.0398in" svg:x2="4.0835in" svg:y2="0.7402in" svg:d="m10368 101 4 1779"><text:p/></draw:connector> <text:s text:c="101"/>Si x<text:span text:style-name="T13">j</text:span> &lt; x<text:span text:style-name="T13">j-1</text:span> alors</text:p>
      <text:p text:style-name="Standard"><draw:connector text:anchor-type="char" draw:z-index="10" draw:style-name="gr1" draw:text-style-name="P16" draw:type="line" svg:x1="4.3091in" svg:y1="0.0299in" svg:x2="4.3102in" svg:y2="0.1854in" svg:d="m10945 76 3 395"><text:p/></draw:connector> <text:s text:c="106"/>échanger x<text:span text:style-name="T13">j</text:span> et x<text:span text:style-name="T13">j-1</text:span>dans la liste</text:p>
      <text:p text:style-name="Standard"><text:s text:c="102"/>FinSi</text:p>
      <text:p text:style-name="Standard"><text:s text:c="102"/>j prend la valeur j-1</text:p>
      <text:p text:style-name="Standard"><text:s text:c="97"/>Fin Tant que</text:p>
      <text:p text:style-name="Standard"><text:s text:c="85"/>FinPour</text:p>
      <text:p text:style-name="Standard"><text:s text:c="59"/><text:span text:style-name="T9">SORTIES</text:span> : <text:s text:c="2"/>Afficher la liste ordonnée : x<text:span text:style-name="T13">1</text:span>, x<text:span text:style-name="T13">2</text:span>,..., x<text:span text:style-name="T13">n</text:span> <text:s text:c="15"/></text:p>
      <text:p text:style-name="Standard"/>
      <text:p text:style-name="Standard"><text:s text:c="10"/><text:span text:style-name="T12">Appliquons cet algorithme sur une liste de 5 nombres en organisant les différentes étapes sous la forme</text:span></text:p>
      <text:p text:style-name="Standard"><text:span text:style-name="T12"><text:s text:c="10"/>d’un tableau. La liste est (8 ; 1 ; 5 ; 7 ; 3) :</text:span>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7"/>
        <table:table-row table:style-name="Table5.1">
          <table:table-cell table:style-name="Table5.A1" office:value-type="string">
            <text:p text:style-name="P3">i =</text:p>
          </table:table-cell>
          <table:table-cell table:style-name="Table5.A1" office:value-type="string">
            <text:p text:style-name="P8">1</text:p>
          </table:table-cell>
          <table:table-cell table:style-name="Table5.A1" office:value-type="string">
            <text:p text:style-name="P8">1</text:p>
          </table:table-cell>
          <table:table-cell table:style-name="Table5.A1" office:value-type="string">
            <text:p text:style-name="P8">1</text:p>
          </table:table-cell>
          <table:table-cell table:style-name="Table5.A1" office:value-type="string">
            <text:p text:style-name="P8">1</text:p>
          </table:table-cell>
          <table:table-cell table:style-name="Table5.A1" office:value-type="string">
            <text:p text:style-name="P8">2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K1" office:value-type="string">
            <text:p text:style-name="P7"/>
          </table:table-cell>
        </table:table-row>
        <table:table-row table:style-name="Table5.1">
          <table:table-cell table:style-name="Table5.A1" office:value-type="string">
            <text:p text:style-name="P3">j =</text:p>
          </table:table-cell>
          <table:table-cell table:style-name="Table5.A1" office:value-type="string">
            <text:p text:style-name="P8">5</text:p>
          </table:table-cell>
          <table:table-cell table:style-name="Table5.A1" office:value-type="string">
            <text:p text:style-name="P8">4</text:p>
          </table:table-cell>
          <table:table-cell table:style-name="Table5.A1" office:value-type="string">
            <text:p text:style-name="P8">3</text:p>
          </table:table-cell>
          <table:table-cell table:style-name="Table5.A1" office:value-type="string">
            <text:p text:style-name="P8">2</text:p>
          </table:table-cell>
          <table:table-cell table:style-name="Table5.A1" office:value-type="string">
            <text:p text:style-name="P8">5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K1" office:value-type="string">
            <text:p text:style-name="P7"/>
          </table:table-cell>
        </table:table-row>
        <table:table-row table:style-name="Table5.1">
          <table:table-cell table:style-name="Table5.A1" office:value-type="string">
            <text:p text:style-name="P12">8 1 5 7 3</text:p>
          </table:table-cell>
          <table:table-cell table:style-name="Table5.A1" office:value-type="string">
            <text:p text:style-name="P13">8 1 5 3 7</text:p>
          </table:table-cell>
          <table:table-cell table:style-name="Table5.A1" office:value-type="string">
            <text:p text:style-name="P13">8 1 3 5 7</text:p>
          </table:table-cell>
          <table:table-cell table:style-name="Table5.A1" office:value-type="string">
            <text:p text:style-name="P13">8 1 3 5 7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K1" office:value-type="string">
            <text:p text:style-name="P7"/>
          </table:table-cell>
        </table:table-row>
      </table:table>
      <text:p text:style-name="Standard"/>
      <text:p text:style-name="Standard"><text:soft-page-break/><text:s text:c="10"/>Ecrire cet algorithme sur votre plateforme de programmation en utilisant les tableaux vus dans le tutoriel et en créant une fonction permettant de trier 2 nomb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text-underline-style="solid" style:text-underline-width="auto" style:text-underline-color="font-color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Maths" style:family="text" style:parent-style-name="Police_20_par_20_défaut">
      <style:text-properties fo:color="#0000ff" fo:language="none" fo:country="none" fo:font-style="italic" style:language-asian="none" style:country-asian="none" style:font-style-asian="italic" style:font-style-complex="italic"/>
    </style:style>
    <style:style style:name="Titre_20_1_20_Car" style:display-name="Titre 1 Car" style:family="text" style:parent-style-name="Police_20_par_20_défaut">
      <style:text-properties fo:font-size="12pt" fo:language="fr" fo:country="FR" style:font-size-asian="12pt" style:font-size-complex="12pt" style:language-complex="ar" style:country-complex="SA"/>
    </style:style>
    <style:style style:name="Texte_20_de_20_bulles_20_Car" style:display-name="Texte de bulles Car" style:family="text" style:parent-style-name="Police_20_par_20_défau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909in" fo:margin-bottom="0.2957in" fo:margin-left="0.5909in" fo:margin-right="0.42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Modèle mathématique.</dc:title>
    <meta:initial-creator>Philippe LUCAUD</meta:initial-creator>
    <meta:creation-date>2011-01-08T17:42:00</meta:creation-date>
    <dc:creator>Thierry Vieville</dc:creator>
    <dc:date>2011-01-19T08:23:54</dc:date>
    <meta:editing-cycles>6</meta:editing-cycles>
    <meta:editing-duration>PT00H19M30S</meta:editing-duration>
    <meta:generator>OpenOffice.org/3.1$Linux OpenOffice.org_project/310m19$Build-9420</meta:generator>
    <meta:document-statistic meta:table-count="5" meta:image-count="0" meta:object-count="0" meta:page-count="3" meta:paragraph-count="115" meta:word-count="729" meta:character-count="5380"/>
    <meta:user-defined meta:name="DernierMetEn">aucun</meta:user-defined>
    <meta:user-defined meta:name="VersionAMath">(18 janv 98)</meta:user-defined>
  </office:meta>
</office:document-meta>
</file>